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B0000001804CEC8F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6cm" svg:height="0.846cm" svg:x="7.214cm" svg:y="13.546cm">
          <draw:image xlink:href="Pictures/10000201000000CB0000001804CEC8F4.png" xlink:type="simple" xlink:show="embed" xlink:actuate="onLoad">
            <text:p text:style-name="P1"><text:s text:c="3"/>Hoang Hai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1T22:29:49</dc:date>
    <meta:document-statistic meta:object-count="1"/>
    <meta:generator>LibreOffice/3.5$Linux_x86 LibreOffice_project/350m1$Build-2</meta:generator>
  </office:meta>
</office:document-meta>
</file>